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Proxy.applyWebProxySetting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SetProxy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ProxyPassword( String proxy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ProxyHost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NonProxyHosts( String nonProxy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SocksProxy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Proxy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SocksProxy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uth.getPassword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uth.ProxyAuth( String user , String p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setProxyUser( String proxy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Proxy.traceSetting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